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appleLog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106cm" loext:contextual-spacing="false" fo:line-height="146%" fo:text-align="start" style:justify-single-word="false" fo:orphans="2" fo:widows="2" fo:text-indent="0cm" style:auto-text-indent="false"/>
      <style:text-properties fo:font-variant="normal" fo:text-transform="none" fo:color="#1d1c1d" style:font-name="Slack-Lato" fo:font-size="11.25pt" fo:letter-spacing="normal" fo:font-style="normal" fo:font-weight="normal" loext:padding="0cm" loext:border="none"/>
    </style:style>
    <style:style style:name="P3" style:family="paragraph" style:parent-style-name="Text_20_body">
      <style:paragraph-properties fo:margin-left="0cm" fo:margin-right="0.212cm" fo:margin-top="0cm" fo:margin-bottom="0cm" loext:contextual-spacing="false" fo:line-height="146%" fo:text-align="end" style:justify-single-word="false" fo:orphans="0" fo:widows="2" fo:text-indent="0cm" style:auto-text-indent="false"/>
    </style:style>
    <style:style style:name="T1" style:family="text">
      <style:text-properties fo:font-variant="normal" fo:text-transform="none" fo:color="#1d1c1d" style:text-line-through-style="none" style:text-line-through-type="none" style:font-name="Slack-Lato" fo:font-size="9pt" fo:letter-spacing="normal" fo:font-style="normal" style:text-underline-style="none" fo:font-weight="normal" style:text-blinking="false" loext:padding="0cm" loext:border="none"/>
    </style:style>
    <style:style style:name="T2" style:family="text">
      <style:text-properties fo:color="#e01e5a" loext:padding-left="0.079cm" loext:padding-right="0cm" loext:padding-top="0.053cm" loext:padding-bottom="0.049cm" loext:border-left="0.06pt solid #000000" loext:border-right="none" loext:border-top="0.06pt solid #000000" loext:border-bottom="0.06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ван, Здравствуйте! Вас мне назначили руководителем курсовым проектом по перечислению денег. Возникли вопросы. Как я понял эндпоинт <text:span text:style-name="Source_20_Text"><text:span text:style-name="T2">/transfer</text:span></text:span> мы принимаем POST-запрос с данными в виде реквизитов карты отправителя и номера карты получателя и объекта денежной суммы, которую нужно перевести. А что с этим нужно делать не очень понятно. В ответ на реквест от правляется респонс 200, 400 или 500 с соответствующим текстом. На эндпоинте <text:span text:style-name="Source_20_Text"><text:span text:style-name="T2">/confirmOperation</text:span></text:span> по идее мы должны провести проверку, но вообще не понял как. Откуда берется <text:span text:style-name="Source_20_Text"><text:span text:style-name="T2">id</text:span></text:span> операции, тоже с POSTзапросом приходит?</text:p>
      <text:p text:style-name="P1"/>
      <text:p text:style-name="P1">Добрый день. Запрос на transfer должен провалидировать, можно ли перевести деньги со счета на счёт, и если можно сохранить информацию о транзакции(переводе денег) и сгенерировать некоторый идентификатор(сохранив информацию по переводу с этим идентификатором), который надо отправить  в ответ на этот запрос. Затем фронтенд сам сделает запрос на confirmOperation с этим идентификатором, кодом(который всегда 0000), чтобы сэмулировать подтверждение операции, вы будете искать транзакцию по этому идентификатору и попробуете перевести деньги со счёт на счет(проведёте сохранённую транзакцию). Как то так.</text:p>
      <text:p text:style-name="P1"/>
      <text:p text:style-name="P1">Попробуйте для начала написать контроллер со всеми объектами, которые потребуются для задачи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appleLog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9T13:27:06.130578507</meta:creation-date>
    <dc:date>2021-11-19T14:19:46.655816094</dc:date>
    <meta:editing-duration>PT40M1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74" meta:character-count="1261" meta:non-whitespace-character-count="1089"/>
  </office:meta>
</office:document-meta>
</file>